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/>
    </style:style>
    <style:style style:name="ce13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7" table:default-cell-style-name="ce5"/>
        <table:table-column table:style-name="co3" table:default-cell-style-name="ce6"/>
        <table:table-column table:style-name="co4" table:default-cell-style-name="ce10"/>
        <table:table-column table:style-name="co2" table:default-cell-style-name="ce5"/>
        <table:table-column table:style-name="co2" table:number-columns-repeated="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4" table:default-cell-style-name="Default"/>
        <table:table-column table:style-name="co2" table:default-cell-style-name="ce12"/>
        <table:table-column table:style-name="co4" table:default-cell-style-name="ce10"/>
        <table:table-column table:style-name="co2" table:default-cell-style-name="Default"/>
        <table:table-column table:style-name="co2" table:default-cell-style-name="ce12"/>
        <table:table-column table:style-name="co4" table:default-cell-style-name="ce10"/>
        <table:table-column table:style-name="co5" table:default-cell-style-name="ce16"/>
        <table:table-column table:style-name="co6" table:default-cell-style-name="ce17"/>
        <table:table-column table:style-name="co6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L3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L7</text:p>
          </table:table-cell>
          <table:table-cell office:value-type="string" calcext:value-type="string">
            <text:p>Lab Final</text:p>
          </table:table-cell>
          <table:table-cell table:style-name="ce9"/>
          <table:table-cell table:style-name="ce4" office:value-type="string" calcext:value-type="string">
            <text:p>E1</text:p>
          </table:table-cell>
          <table:table-cell table:style-name="ce11" office:value-type="string" calcext:value-type="string">
            <text:p>E2</text:p>
          </table:table-cell>
          <table:table-cell table:style-name="ce11" office:value-type="string" calcext:value-type="string">
            <text:p>E3</text:p>
          </table:table-cell>
          <table:table-cell office:value-type="string" calcext:value-type="string">
            <text:p>Exam Final</text:p>
          </table:table-cell>
          <table:table-cell table:style-name="ce9"/>
          <table:table-cell table:style-name="ce11" office:value-type="string" calcext:value-type="string">
            <text:p>CP1</text:p>
          </table:table-cell>
          <table:table-cell table:style-name="ce11" office:value-type="string" calcext:value-type="string">
            <text:p>CP2</text:p>
          </table:table-cell>
          <table:table-cell table:style-name="ce11" office:value-type="string" calcext:value-type="string">
            <text:p>IM</text:p>
          </table:table-cell>
          <table:table-cell table:style-name="ce11" office:value-type="string" calcext:value-type="string">
            <text:p>Q</text:p>
          </table:table-cell>
          <table:table-cell table:style-name="ce6" office:value-type="string" calcext:value-type="string">
            <text:p>CP Final</text:p>
          </table:table-cell>
          <table:table-cell table:style-name="ce9"/>
          <table:table-cell table:style-name="ce11" office:value-type="string" calcext:value-type="string">
            <text:p>FP</text:p>
          </table:table-cell>
          <table:table-cell table:style-name="ce13" office:value-type="string" calcext:value-type="string">
            <text:p>FP Final</text:p>
          </table:table-cell>
          <table:table-cell table:style-name="ce9"/>
          <table:table-cell table:style-name="ce14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17" office:value-type="string" calcext:value-type="string">
            <text:p>Final GPA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1" office:value-type="string" calcext:value-type="string">
            <text:p>Numerical Grade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3" office:value-type="string" calcext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79"/>
        </table:table-row>
        <table:table-row table:style-name="ro1">
          <table:table-cell table:style-name="ce2" office:value-type="string" calcext:value-type="string">
            <text:p>James Ballinger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office:value-type="float" office:value="45" calcext:value-type="float">
            <text:p>45</text:p>
          </table:table-cell>
          <table:table-cell table:style-name="ce5" table:number-columns-repeated="2"/>
          <table:table-cell table:style-name="ce7" table:formula="of:=[.K2]/50*0.15 + [.L2]/50*0.15 + [.M2]/100*0.2" office:value-type="float" office:value="0.135" calcext:value-type="float">
            <text:p>0.135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2] + [.N2] + [.T2] + [.W2]" office:value-type="float" office:value="0.135" calcext:value-type="float">
            <text:p>0.13500</text:p>
          </table:table-cell>
          <table:table-cell table:style-name="ce15" table:formula="of:=IF([.Y2]&gt;=0.9875;&quot;A+&quot;;  IF([.Y2]&gt;=0.94; &quot;A&quot;; IF([.Y2]&gt;=0.9; &quot;A-&quot;; IF([.Y2]&gt;=0.87; &quot;B+&quot;; IF([.Y2]&gt;=0.84;&quot;B&quot;; IF([.Y2]&gt;=0.8; &quot;B-&quot;; IF([.Y2]&gt;=0.77; &quot;C+&quot;; IF([.Y2]&gt;=0.74;&quot;C&quot;; IF([.Y2]&gt;=0.7; &quot;C-&quot;; IF([.Y2]&gt;=0.67; &quot;D+&quot;; IF([.Y2]&gt;=0.64;&quot;D&quot;; IF([.Y2]&gt;=0.6; &quot;D-&quot;; &quot;F&quot;))))))))))))" office:value-type="string" office:string-value="F" calcext:value-type="string">
            <text:p>F</text:p>
          </table:table-cell>
          <table:table-cell table:style-name="ce17" table:formula="of:=VLOOKUP([.Z2]; [.$AF$2:.$AG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number-columns-repeated="5"/>
          <table:table-cell table:style-name="ce7"/>
          <table:table-cell/>
          <table:table-cell office:value-type="float" office:value="47" calcext:value-type="float">
            <text:p>47</text:p>
          </table:table-cell>
          <table:table-cell table:style-name="ce5" table:number-columns-repeated="2"/>
          <table:table-cell table:style-name="ce7" table:formula="of:=[.K3]/50*0.15 + [.L3]/50*0.15 + [.M3]/100*0.2" office:value-type="float" office:value="0.141" calcext:value-type="float">
            <text:p>0.141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3] + [.N3] + [.T3] + [.W3]" office:value-type="float" office:value="0.141" calcext:value-type="float">
            <text:p>0.14100</text:p>
          </table:table-cell>
          <table:table-cell table:style-name="ce15" table:formula="of:=IF([.Y3]&gt;=0.9875;&quot;A+&quot;;  IF([.Y3]&gt;=0.94; &quot;A&quot;; IF([.Y3]&gt;=0.9; &quot;A-&quot;; IF([.Y3]&gt;=0.87; &quot;B+&quot;; IF([.Y3]&gt;=0.84;&quot;B&quot;; IF([.Y3]&gt;=0.8; &quot;B-&quot;; IF([.Y3]&gt;=0.77; &quot;C+&quot;; IF([.Y3]&gt;=0.74;&quot;C&quot;; IF([.Y3]&gt;=0.7; &quot;C-&quot;; IF([.Y3]&gt;=0.67; &quot;D+&quot;; IF([.Y3]&gt;=0.64;&quot;D&quot;; IF([.Y3]&gt;=0.6; &quot;D-&quot;; &quot;F&quot;))))))))))))" office:value-type="string" office:string-value="F" calcext:value-type="string">
            <text:p>F</text:p>
          </table:table-cell>
          <table:table-cell table:style-name="ce17" table:formula="of:=VLOOKUP([.Z3]; [.$AF$2:.$AG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lmog Boano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number-columns-repeated="5"/>
          <table:table-cell table:style-name="ce7"/>
          <table:table-cell/>
          <table:table-cell office:value-type="float" office:value="47" calcext:value-type="float">
            <text:p>47</text:p>
          </table:table-cell>
          <table:table-cell table:style-name="ce5" table:number-columns-repeated="2"/>
          <table:table-cell table:style-name="ce7" table:formula="of:=[.K4]/50*0.15 + [.L4]/50*0.15 + [.M4]/100*0.2" office:value-type="float" office:value="0.141" calcext:value-type="float">
            <text:p>0.141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4] + [.N4] + [.T4] + [.W4]" office:value-type="float" office:value="0.141" calcext:value-type="float">
            <text:p>0.14100</text:p>
          </table:table-cell>
          <table:table-cell table:style-name="ce15" table:formula="of:=IF([.Y4]&gt;=0.9875;&quot;A+&quot;;  IF([.Y4]&gt;=0.94; &quot;A&quot;; IF([.Y4]&gt;=0.9; &quot;A-&quot;; IF([.Y4]&gt;=0.87; &quot;B+&quot;; IF([.Y4]&gt;=0.84;&quot;B&quot;; IF([.Y4]&gt;=0.8; &quot;B-&quot;; IF([.Y4]&gt;=0.77; &quot;C+&quot;; IF([.Y4]&gt;=0.74;&quot;C&quot;; IF([.Y4]&gt;=0.7; &quot;C-&quot;; IF([.Y4]&gt;=0.67; &quot;D+&quot;; IF([.Y4]&gt;=0.64;&quot;D&quot;; IF([.Y4]&gt;=0.6; &quot;D-&quot;; &quot;F&quot;))))))))))))" office:value-type="string" office:string-value="F" calcext:value-type="string">
            <text:p>F</text:p>
          </table:table-cell>
          <table:table-cell table:style-name="ce17" table:formula="of:=VLOOKUP([.Z4]; [.$AF$2:.$AG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athal Chaffee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5"/>
          <table:table-cell table:style-name="ce7"/>
          <table:table-cell/>
          <table:table-cell office:value-type="float" office:value="36" calcext:value-type="float">
            <text:p>36</text:p>
          </table:table-cell>
          <table:table-cell table:style-name="ce5" table:number-columns-repeated="2"/>
          <table:table-cell table:style-name="ce7" table:formula="of:=[.K5]/50*0.15 + [.L5]/50*0.15 + [.M5]/100*0.2" office:value-type="float" office:value="0.108" calcext:value-type="float">
            <text:p>0.108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5] + [.N5] + [.T5] + [.W5]" office:value-type="float" office:value="0.108" calcext:value-type="float">
            <text:p>0.10800</text:p>
          </table:table-cell>
          <table:table-cell table:style-name="ce15" table:formula="of:=IF([.Y5]&gt;=0.9875;&quot;A+&quot;;  IF([.Y5]&gt;=0.94; &quot;A&quot;; IF([.Y5]&gt;=0.9; &quot;A-&quot;; IF([.Y5]&gt;=0.87; &quot;B+&quot;; IF([.Y5]&gt;=0.84;&quot;B&quot;; IF([.Y5]&gt;=0.8; &quot;B-&quot;; IF([.Y5]&gt;=0.77; &quot;C+&quot;; IF([.Y5]&gt;=0.74;&quot;C&quot;; IF([.Y5]&gt;=0.7; &quot;C-&quot;; IF([.Y5]&gt;=0.67; &quot;D+&quot;; IF([.Y5]&gt;=0.64;&quot;D&quot;; IF([.Y5]&gt;=0.6; &quot;D-&quot;; &quot;F&quot;))))))))))))" office:value-type="string" office:string-value="F" calcext:value-type="string">
            <text:p>F</text:p>
          </table:table-cell>
          <table:table-cell table:style-name="ce17" table:formula="of:=VLOOKUP([.Z5]; [.$AF$2:.$AG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Shaun Choffel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table:number-columns-repeated="5"/>
          <table:table-cell table:style-name="ce7"/>
          <table:table-cell/>
          <table:table-cell office:value-type="float" office:value="38" calcext:value-type="float">
            <text:p>38</text:p>
          </table:table-cell>
          <table:table-cell table:style-name="ce5" table:number-columns-repeated="2"/>
          <table:table-cell table:style-name="ce7" table:formula="of:=[.K6]/50*0.15 + [.L6]/50*0.15 + [.M6]/100*0.2" office:value-type="float" office:value="0.114" calcext:value-type="float">
            <text:p>0.114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6] + [.N6] + [.T6] + [.W6]" office:value-type="float" office:value="0.114" calcext:value-type="float">
            <text:p>0.11400</text:p>
          </table:table-cell>
          <table:table-cell table:style-name="ce15" table:formula="of:=IF([.Y6]&gt;=0.9875;&quot;A+&quot;;  IF([.Y6]&gt;=0.94; &quot;A&quot;; IF([.Y6]&gt;=0.9; &quot;A-&quot;; IF([.Y6]&gt;=0.87; &quot;B+&quot;; IF([.Y6]&gt;=0.84;&quot;B&quot;; IF([.Y6]&gt;=0.8; &quot;B-&quot;; IF([.Y6]&gt;=0.77; &quot;C+&quot;; IF([.Y6]&gt;=0.74;&quot;C&quot;; IF([.Y6]&gt;=0.7; &quot;C-&quot;; IF([.Y6]&gt;=0.67; &quot;D+&quot;; IF([.Y6]&gt;=0.64;&quot;D&quot;; IF([.Y6]&gt;=0.6; &quot;D-&quot;; &quot;F&quot;))))))))))))" office:value-type="string" office:string-value="F" calcext:value-type="string">
            <text:p>F</text:p>
          </table:table-cell>
          <table:table-cell table:style-name="ce17" table:formula="of:=VLOOKUP([.Z6]; [.$AF$2:.$AG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Francis Cra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5"/>
          <table:table-cell table:style-name="ce7"/>
          <table:table-cell/>
          <table:table-cell office:value-type="float" office:value="35" calcext:value-type="float">
            <text:p>35</text:p>
          </table:table-cell>
          <table:table-cell table:style-name="ce5" table:number-columns-repeated="2"/>
          <table:table-cell table:style-name="ce7" table:formula="of:=[.K7]/50*0.15 + [.L7]/50*0.15 + [.M7]/100*0.2" office:value-type="float" office:value="0.105" calcext:value-type="float">
            <text:p>0.105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7] + [.N7] + [.T7] + [.W7]" office:value-type="float" office:value="0.105" calcext:value-type="float">
            <text:p>0.10500</text:p>
          </table:table-cell>
          <table:table-cell table:style-name="ce15" table:formula="of:=IF([.Y7]&gt;=0.9875;&quot;A+&quot;;  IF([.Y7]&gt;=0.94; &quot;A&quot;; IF([.Y7]&gt;=0.9; &quot;A-&quot;; IF([.Y7]&gt;=0.87; &quot;B+&quot;; IF([.Y7]&gt;=0.84;&quot;B&quot;; IF([.Y7]&gt;=0.8; &quot;B-&quot;; IF([.Y7]&gt;=0.77; &quot;C+&quot;; IF([.Y7]&gt;=0.74;&quot;C&quot;; IF([.Y7]&gt;=0.7; &quot;C-&quot;; IF([.Y7]&gt;=0.67; &quot;D+&quot;; IF([.Y7]&gt;=0.64;&quot;D&quot;; IF([.Y7]&gt;=0.6; &quot;D-&quot;; &quot;F&quot;))))))))))))" office:value-type="string" office:string-value="F" calcext:value-type="string">
            <text:p>F</text:p>
          </table:table-cell>
          <table:table-cell table:style-name="ce17" table:formula="of:=VLOOKUP([.Z7]; [.$AF$2:.$AG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roy Ding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number-columns-repeated="5"/>
          <table:table-cell table:style-name="ce7"/>
          <table:table-cell/>
          <table:table-cell office:value-type="float" office:value="48" calcext:value-type="float">
            <text:p>48</text:p>
          </table:table-cell>
          <table:table-cell table:style-name="ce5" table:number-columns-repeated="2"/>
          <table:table-cell table:style-name="ce7" table:formula="of:=[.K8]/50*0.15 + [.L8]/50*0.15 + [.M8]/100*0.2" office:value-type="float" office:value="0.144" calcext:value-type="float">
            <text:p>0.144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8] + [.N8] + [.T8] + [.W8]" office:value-type="float" office:value="0.144" calcext:value-type="float">
            <text:p>0.14400</text:p>
          </table:table-cell>
          <table:table-cell table:style-name="ce15" table:formula="of:=IF([.Y8]&gt;=0.9875;&quot;A+&quot;;  IF([.Y8]&gt;=0.94; &quot;A&quot;; IF([.Y8]&gt;=0.9; &quot;A-&quot;; IF([.Y8]&gt;=0.87; &quot;B+&quot;; IF([.Y8]&gt;=0.84;&quot;B&quot;; IF([.Y8]&gt;=0.8; &quot;B-&quot;; IF([.Y8]&gt;=0.77; &quot;C+&quot;; IF([.Y8]&gt;=0.74;&quot;C&quot;; IF([.Y8]&gt;=0.7; &quot;C-&quot;; IF([.Y8]&gt;=0.67; &quot;D+&quot;; IF([.Y8]&gt;=0.64;&quot;D&quot;; IF([.Y8]&gt;=0.6; &quot;D-&quot;; &quot;F&quot;))))))))))))" office:value-type="string" office:string-value="F" calcext:value-type="string">
            <text:p>F</text:p>
          </table:table-cell>
          <table:table-cell table:style-name="ce17" table:formula="of:=VLOOKUP([.Z8]; [.$AF$2:.$AG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Brandon Ginoz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office:value-type="float" office:value="48" calcext:value-type="float">
            <text:p>48</text:p>
          </table:table-cell>
          <table:table-cell table:style-name="ce5" table:number-columns-repeated="2"/>
          <table:table-cell table:style-name="ce7" table:formula="of:=[.K9]/50*0.15 + [.L9]/50*0.15 + [.M9]/100*0.2" office:value-type="float" office:value="0.144" calcext:value-type="float">
            <text:p>0.144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9] + [.N9] + [.T9] + [.W9]" office:value-type="float" office:value="0.144" calcext:value-type="float">
            <text:p>0.14400</text:p>
          </table:table-cell>
          <table:table-cell table:style-name="ce15" table:formula="of:=IF([.Y9]&gt;=0.9875;&quot;A+&quot;;  IF([.Y9]&gt;=0.94; &quot;A&quot;; IF([.Y9]&gt;=0.9; &quot;A-&quot;; IF([.Y9]&gt;=0.87; &quot;B+&quot;; IF([.Y9]&gt;=0.84;&quot;B&quot;; IF([.Y9]&gt;=0.8; &quot;B-&quot;; IF([.Y9]&gt;=0.77; &quot;C+&quot;; IF([.Y9]&gt;=0.74;&quot;C&quot;; IF([.Y9]&gt;=0.7; &quot;C-&quot;; IF([.Y9]&gt;=0.67; &quot;D+&quot;; IF([.Y9]&gt;=0.64;&quot;D&quot;; IF([.Y9]&gt;=0.6; &quot;D-&quot;; &quot;F&quot;))))))))))))" office:value-type="string" office:string-value="F" calcext:value-type="string">
            <text:p>F</text:p>
          </table:table-cell>
          <table:table-cell table:style-name="ce17" table:formula="of:=VLOOKUP([.Z9]; [.$AF$2:.$AG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acob Hank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office:value-type="float" office:value="43" calcext:value-type="float">
            <text:p>43</text:p>
          </table:table-cell>
          <table:table-cell table:style-name="ce5" table:number-columns-repeated="2"/>
          <table:table-cell table:style-name="ce7" table:formula="of:=[.K10]/50*0.15 + [.L10]/50*0.15 + [.M10]/100*0.2" office:value-type="float" office:value="0.129" calcext:value-type="float">
            <text:p>0.129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0] + [.N10] + [.T10] + [.W10]" office:value-type="float" office:value="0.129" calcext:value-type="float">
            <text:p>0.12900</text:p>
          </table:table-cell>
          <table:table-cell table:style-name="ce15" table:formula="of:=IF([.Y10]&gt;=0.9875;&quot;A+&quot;;  IF([.Y10]&gt;=0.94; &quot;A&quot;; IF([.Y10]&gt;=0.9; &quot;A-&quot;; IF([.Y10]&gt;=0.87; &quot;B+&quot;; IF([.Y10]&gt;=0.84;&quot;B&quot;; IF([.Y10]&gt;=0.8; &quot;B-&quot;; IF([.Y10]&gt;=0.77; &quot;C+&quot;; IF([.Y10]&gt;=0.74;&quot;C&quot;; IF([.Y10]&gt;=0.7; &quot;C-&quot;; IF([.Y10]&gt;=0.67; &quot;D+&quot;; IF([.Y10]&gt;=0.64;&quot;D&quot;; IF([.Y10]&gt;=0.6; &quot;D-&quot;; &quot;F&quot;))))))))))))" office:value-type="string" office:string-value="F" calcext:value-type="string">
            <text:p>F</text:p>
          </table:table-cell>
          <table:table-cell table:style-name="ce17" table:formula="of:=VLOOKUP([.Z10]; [.$AF$2:.$AG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Lucas Haw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5"/>
          <table:table-cell table:style-name="ce7"/>
          <table:table-cell/>
          <table:table-cell office:value-type="float" office:value="40" calcext:value-type="float">
            <text:p>40</text:p>
          </table:table-cell>
          <table:table-cell table:style-name="ce5" table:number-columns-repeated="2"/>
          <table:table-cell table:style-name="ce7" table:formula="of:=[.K11]/50*0.15 + [.L11]/50*0.15 + [.M11]/100*0.2" office:value-type="float" office:value="0.12" calcext:value-type="float">
            <text:p>0.12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1] + [.N11] + [.T11] + [.W11]" office:value-type="float" office:value="0.12" calcext:value-type="float">
            <text:p>0.12000</text:p>
          </table:table-cell>
          <table:table-cell table:style-name="ce15" table:formula="of:=IF([.Y11]&gt;=0.9875;&quot;A+&quot;;  IF([.Y11]&gt;=0.94; &quot;A&quot;; IF([.Y11]&gt;=0.9; &quot;A-&quot;; IF([.Y11]&gt;=0.87; &quot;B+&quot;; IF([.Y11]&gt;=0.84;&quot;B&quot;; IF([.Y11]&gt;=0.8; &quot;B-&quot;; IF([.Y11]&gt;=0.77; &quot;C+&quot;; IF([.Y11]&gt;=0.74;&quot;C&quot;; IF([.Y11]&gt;=0.7; &quot;C-&quot;; IF([.Y11]&gt;=0.67; &quot;D+&quot;; IF([.Y11]&gt;=0.64;&quot;D&quot;; IF([.Y11]&gt;=0.6; &quot;D-&quot;; &quot;F&quot;))))))))))))" office:value-type="string" office:string-value="F" calcext:value-type="string">
            <text:p>F</text:p>
          </table:table-cell>
          <table:table-cell table:style-name="ce17" table:formula="of:=VLOOKUP([.Z11]; [.$AF$2:.$AG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table:number-columns-repeated="2" office:value-type="string" calcext:value-type="string">
            <text:p>B+</text:p>
          </table:table-cell>
          <table:table-cell table:number-columns-repeated="5"/>
          <table:table-cell table:style-name="ce7"/>
          <table:table-cell/>
          <table:table-cell office:value-type="float" office:value="40" calcext:value-type="float">
            <text:p>40</text:p>
          </table:table-cell>
          <table:table-cell table:style-name="ce5" table:number-columns-repeated="2"/>
          <table:table-cell table:style-name="ce7" table:formula="of:=[.K12]/50*0.15 + [.L12]/50*0.15 + [.M12]/100*0.2" office:value-type="float" office:value="0.12" calcext:value-type="float">
            <text:p>0.12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2] + [.N12] + [.T12] + [.W12]" office:value-type="float" office:value="0.12" calcext:value-type="float">
            <text:p>0.12000</text:p>
          </table:table-cell>
          <table:table-cell table:style-name="ce15" table:formula="of:=IF([.Y12]&gt;=0.9875;&quot;A+&quot;;  IF([.Y12]&gt;=0.94; &quot;A&quot;; IF([.Y12]&gt;=0.9; &quot;A-&quot;; IF([.Y12]&gt;=0.87; &quot;B+&quot;; IF([.Y12]&gt;=0.84;&quot;B&quot;; IF([.Y12]&gt;=0.8; &quot;B-&quot;; IF([.Y12]&gt;=0.77; &quot;C+&quot;; IF([.Y12]&gt;=0.74;&quot;C&quot;; IF([.Y12]&gt;=0.7; &quot;C-&quot;; IF([.Y12]&gt;=0.67; &quot;D+&quot;; IF([.Y12]&gt;=0.64;&quot;D&quot;; IF([.Y12]&gt;=0.6; &quot;D-&quot;; &quot;F&quot;))))))))))))" office:value-type="string" office:string-value="F" calcext:value-type="string">
            <text:p>F</text:p>
          </table:table-cell>
          <table:table-cell table:style-name="ce17" table:formula="of:=VLOOKUP([.Z12]; [.$AF$2:.$AG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ody Kinneer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office:value-type="float" office:value="46" calcext:value-type="float">
            <text:p>46</text:p>
          </table:table-cell>
          <table:table-cell table:style-name="ce5" table:number-columns-repeated="2"/>
          <table:table-cell table:style-name="ce7" table:formula="of:=[.K13]/50*0.15 + [.L13]/50*0.15 + [.M13]/100*0.2" office:value-type="float" office:value="0.138" calcext:value-type="float">
            <text:p>0.138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3] + [.N13] + [.T13] + [.W13]" office:value-type="float" office:value="0.138" calcext:value-type="float">
            <text:p>0.13800</text:p>
          </table:table-cell>
          <table:table-cell table:style-name="ce15" table:formula="of:=IF([.Y13]&gt;=0.9875;&quot;A+&quot;;  IF([.Y13]&gt;=0.94; &quot;A&quot;; IF([.Y13]&gt;=0.9; &quot;A-&quot;; IF([.Y13]&gt;=0.87; &quot;B+&quot;; IF([.Y13]&gt;=0.84;&quot;B&quot;; IF([.Y13]&gt;=0.8; &quot;B-&quot;; IF([.Y13]&gt;=0.77; &quot;C+&quot;; IF([.Y13]&gt;=0.74;&quot;C&quot;; IF([.Y13]&gt;=0.7; &quot;C-&quot;; IF([.Y13]&gt;=0.67; &quot;D+&quot;; IF([.Y13]&gt;=0.64;&quot;D&quot;; IF([.Y13]&gt;=0.6; &quot;D-&quot;; &quot;F&quot;))))))))))))" office:value-type="string" office:string-value="F" calcext:value-type="string">
            <text:p>F</text:p>
          </table:table-cell>
          <table:table-cell table:style-name="ce17" table:formula="of:=VLOOKUP([.Z13]; [.$AF$2:.$AG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ndreas Langrebe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number-columns-repeated="5"/>
          <table:table-cell table:style-name="ce7"/>
          <table:table-cell/>
          <table:table-cell office:value-type="float" office:value="35" calcext:value-type="float">
            <text:p>35</text:p>
          </table:table-cell>
          <table:table-cell table:style-name="ce5" table:number-columns-repeated="2"/>
          <table:table-cell table:style-name="ce7" table:formula="of:=[.K14]/50*0.15 + [.L14]/50*0.15 + [.M14]/100*0.2" office:value-type="float" office:value="0.105" calcext:value-type="float">
            <text:p>0.105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4] + [.N14] + [.T14] + [.W14]" office:value-type="float" office:value="0.105" calcext:value-type="float">
            <text:p>0.10500</text:p>
          </table:table-cell>
          <table:table-cell table:style-name="ce15" table:formula="of:=IF([.Y14]&gt;=0.9875;&quot;A+&quot;;  IF([.Y14]&gt;=0.94; &quot;A&quot;; IF([.Y14]&gt;=0.9; &quot;A-&quot;; IF([.Y14]&gt;=0.87; &quot;B+&quot;; IF([.Y14]&gt;=0.84;&quot;B&quot;; IF([.Y14]&gt;=0.8; &quot;B-&quot;; IF([.Y14]&gt;=0.77; &quot;C+&quot;; IF([.Y14]&gt;=0.74;&quot;C&quot;; IF([.Y14]&gt;=0.7; &quot;C-&quot;; IF([.Y14]&gt;=0.67; &quot;D+&quot;; IF([.Y14]&gt;=0.64;&quot;D&quot;; IF([.Y14]&gt;=0.6; &quot;D-&quot;; &quot;F&quot;))))))))))))" office:value-type="string" office:string-value="F" calcext:value-type="string">
            <text:p>F</text:p>
          </table:table-cell>
          <table:table-cell table:style-name="ce17" table:formula="of:=VLOOKUP([.Z14]; [.$AF$2:.$AG$14]; 2; 0)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oshua Lawrence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office:value-type="float" office:value="47" calcext:value-type="float">
            <text:p>47</text:p>
          </table:table-cell>
          <table:table-cell table:style-name="ce5" table:number-columns-repeated="2"/>
          <table:table-cell table:style-name="ce7" table:formula="of:=[.K15]/50*0.15 + [.L15]/50*0.15 + [.M15]/100*0.2" office:value-type="float" office:value="0.141" calcext:value-type="float">
            <text:p>0.141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5] + [.N15] + [.T15] + [.W15]" office:value-type="float" office:value="0.141" calcext:value-type="float">
            <text:p>0.14100</text:p>
          </table:table-cell>
          <table:table-cell table:style-name="ce15" table:formula="of:=IF([.Y15]&gt;=0.9875;&quot;A+&quot;;  IF([.Y15]&gt;=0.94; &quot;A&quot;; IF([.Y15]&gt;=0.9; &quot;A-&quot;; IF([.Y15]&gt;=0.87; &quot;B+&quot;; IF([.Y15]&gt;=0.84;&quot;B&quot;; IF([.Y15]&gt;=0.8; &quot;B-&quot;; IF([.Y15]&gt;=0.77; &quot;C+&quot;; IF([.Y15]&gt;=0.74;&quot;C&quot;; IF([.Y15]&gt;=0.7; &quot;C-&quot;; IF([.Y15]&gt;=0.67; &quot;D+&quot;; IF([.Y15]&gt;=0.64;&quot;D&quot;; IF([.Y15]&gt;=0.6; &quot;D-&quot;; &quot;F&quot;))))))))))))" office:value-type="string" office:string-value="F" calcext:value-type="string">
            <text:p>F</text:p>
          </table:table-cell>
          <table:table-cell table:style-name="ce17" table:formula="of:=VLOOKUP([.Z15]; [.$AF$2:.$AG$14]; 2; 0)" office:value-type="float" office:value="0" calcext:value-type="float">
            <text:p>0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 calcext:value-type="string">
            <text:p>Paul Livingston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F</text:p>
          </table:table-cell>
          <table:table-cell table:number-columns-repeated="5"/>
          <table:table-cell table:style-name="ce7"/>
          <table:table-cell/>
          <table:table-cell office:value-type="float" office:value="26" calcext:value-type="float">
            <text:p>26</text:p>
          </table:table-cell>
          <table:table-cell table:style-name="ce5" table:number-columns-repeated="2"/>
          <table:table-cell table:style-name="ce7" table:formula="of:=[.K16]/50*0.15 + [.L16]/50*0.15 + [.M16]/100*0.2" office:value-type="float" office:value="0.078" calcext:value-type="float">
            <text:p>0.078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6] + [.N16] + [.T16] + [.W16]" office:value-type="float" office:value="0.078" calcext:value-type="float">
            <text:p>0.07800</text:p>
          </table:table-cell>
          <table:table-cell table:style-name="ce15" table:formula="of:=IF([.Y16]&gt;=0.9875;&quot;A+&quot;;  IF([.Y16]&gt;=0.94; &quot;A&quot;; IF([.Y16]&gt;=0.9; &quot;A-&quot;; IF([.Y16]&gt;=0.87; &quot;B+&quot;; IF([.Y16]&gt;=0.84;&quot;B&quot;; IF([.Y16]&gt;=0.8; &quot;B-&quot;; IF([.Y16]&gt;=0.77; &quot;C+&quot;; IF([.Y16]&gt;=0.74;&quot;C&quot;; IF([.Y16]&gt;=0.7; &quot;C-&quot;; IF([.Y16]&gt;=0.67; &quot;D+&quot;; IF([.Y16]&gt;=0.64;&quot;D&quot;; IF([.Y16]&gt;=0.6; &quot;D-&quot;; &quot;F&quot;))))))))))))" office:value-type="string" office:string-value="F" calcext:value-type="string">
            <text:p>F</text:p>
          </table:table-cell>
          <table:table-cell table:style-name="ce17" table:formula="of:=VLOOKUP([.Z16]; [.$AF$2:.$AG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Colton McCurdy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office:value-type="float" office:value="45" calcext:value-type="float">
            <text:p>45</text:p>
          </table:table-cell>
          <table:table-cell table:style-name="ce5" table:number-columns-repeated="2"/>
          <table:table-cell table:style-name="ce7" table:formula="of:=[.K17]/50*0.15 + [.L17]/50*0.15 + [.M17]/100*0.2" office:value-type="float" office:value="0.135" calcext:value-type="float">
            <text:p>0.135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7] + [.N17] + [.T17] + [.W17]" office:value-type="float" office:value="0.135" calcext:value-type="float">
            <text:p>0.13500</text:p>
          </table:table-cell>
          <table:table-cell table:style-name="ce15" table:formula="of:=IF([.Y17]&gt;=0.9875;&quot;A+&quot;;  IF([.Y17]&gt;=0.94; &quot;A&quot;; IF([.Y17]&gt;=0.9; &quot;A-&quot;; IF([.Y17]&gt;=0.87; &quot;B+&quot;; IF([.Y17]&gt;=0.84;&quot;B&quot;; IF([.Y17]&gt;=0.8; &quot;B-&quot;; IF([.Y17]&gt;=0.77; &quot;C+&quot;; IF([.Y17]&gt;=0.74;&quot;C&quot;; IF([.Y17]&gt;=0.7; &quot;C-&quot;; IF([.Y17]&gt;=0.67; &quot;D+&quot;; IF([.Y17]&gt;=0.64;&quot;D&quot;; IF([.Y17]&gt;=0.6; &quot;D-&quot;; &quot;F&quot;))))))))))))" office:value-type="string" office:string-value="F" calcext:value-type="string">
            <text:p>F</text:p>
          </table:table-cell>
          <table:table-cell table:style-name="ce17" table:formula="of:=VLOOKUP([.Z17]; [.$AF$2:.$AG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lexander Mea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5"/>
          <table:table-cell table:style-name="ce7"/>
          <table:table-cell/>
          <table:table-cell office:value-type="float" office:value="29" calcext:value-type="float">
            <text:p>29</text:p>
          </table:table-cell>
          <table:table-cell table:style-name="ce5" table:number-columns-repeated="2"/>
          <table:table-cell table:style-name="ce7" table:formula="of:=[.K18]/50*0.15 + [.L18]/50*0.15 + [.M18]/100*0.2" office:value-type="float" office:value="0.087" calcext:value-type="float">
            <text:p>0.087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8] + [.N18] + [.T18] + [.W18]" office:value-type="float" office:value="0.087" calcext:value-type="float">
            <text:p>0.08700</text:p>
          </table:table-cell>
          <table:table-cell table:style-name="ce15" table:formula="of:=IF([.Y18]&gt;=0.9875;&quot;A+&quot;;  IF([.Y18]&gt;=0.94; &quot;A&quot;; IF([.Y18]&gt;=0.9; &quot;A-&quot;; IF([.Y18]&gt;=0.87; &quot;B+&quot;; IF([.Y18]&gt;=0.84;&quot;B&quot;; IF([.Y18]&gt;=0.8; &quot;B-&quot;; IF([.Y18]&gt;=0.77; &quot;C+&quot;; IF([.Y18]&gt;=0.74;&quot;C&quot;; IF([.Y18]&gt;=0.7; &quot;C-&quot;; IF([.Y18]&gt;=0.67; &quot;D+&quot;; IF([.Y18]&gt;=0.64;&quot;D&quot;; IF([.Y18]&gt;=0.6; &quot;D-&quot;; &quot;F&quot;))))))))))))" office:value-type="string" office:string-value="F" calcext:value-type="string">
            <text:p>F</text:p>
          </table:table-cell>
          <table:table-cell table:style-name="ce17" table:formula="of:=VLOOKUP([.Z18]; [.$AF$2:.$AG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Nicholas Mulvay</text:p>
          </table:table-cell>
          <table:table-cell table:number-columns-repeated="2" office:value-type="string" calcext:value-type="string">
            <text:p>B+</text:p>
          </table:table-cell>
          <table:table-cell table:number-columns-repeated="5"/>
          <table:table-cell table:style-name="ce7"/>
          <table:table-cell/>
          <table:table-cell office:value-type="float" office:value="44" calcext:value-type="float">
            <text:p>44</text:p>
          </table:table-cell>
          <table:table-cell table:style-name="ce5" table:number-columns-repeated="2"/>
          <table:table-cell table:style-name="ce7" table:formula="of:=[.K19]/50*0.15 + [.L19]/50*0.15 + [.M19]/100*0.2" office:value-type="float" office:value="0.132" calcext:value-type="float">
            <text:p>0.132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9] + [.N19] + [.T19] + [.W19]" office:value-type="float" office:value="0.132" calcext:value-type="float">
            <text:p>0.13200</text:p>
          </table:table-cell>
          <table:table-cell table:style-name="ce15" table:formula="of:=IF([.Y19]&gt;=0.9875;&quot;A+&quot;;  IF([.Y19]&gt;=0.94; &quot;A&quot;; IF([.Y19]&gt;=0.9; &quot;A-&quot;; IF([.Y19]&gt;=0.87; &quot;B+&quot;; IF([.Y19]&gt;=0.84;&quot;B&quot;; IF([.Y19]&gt;=0.8; &quot;B-&quot;; IF([.Y19]&gt;=0.77; &quot;C+&quot;; IF([.Y19]&gt;=0.74;&quot;C&quot;; IF([.Y19]&gt;=0.7; &quot;C-&quot;; IF([.Y19]&gt;=0.67; &quot;D+&quot;; IF([.Y19]&gt;=0.64;&quot;D&quot;; IF([.Y19]&gt;=0.6; &quot;D-&quot;; &quot;F&quot;))))))))))))" office:value-type="string" office:string-value="F" calcext:value-type="string">
            <text:p>F</text:p>
          </table:table-cell>
          <table:table-cell table:style-name="ce17" table:formula="of:=VLOOKUP([.Z19]; [.$AF$2:.$AG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arlee Sherretts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office:value-type="float" office:value="47" calcext:value-type="float">
            <text:p>47</text:p>
          </table:table-cell>
          <table:table-cell table:style-name="ce5" table:number-columns-repeated="2"/>
          <table:table-cell table:style-name="ce7" table:formula="of:=[.K20]/50*0.15 + [.L20]/50*0.15 + [.M20]/100*0.2" office:value-type="float" office:value="0.141" calcext:value-type="float">
            <text:p>0.141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20] + [.N20] + [.T20] + [.W20]" office:value-type="float" office:value="0.141" calcext:value-type="float">
            <text:p>0.14100</text:p>
          </table:table-cell>
          <table:table-cell table:style-name="ce15" table:formula="of:=IF([.Y20]&gt;=0.9875;&quot;A+&quot;;  IF([.Y20]&gt;=0.94; &quot;A&quot;; IF([.Y20]&gt;=0.9; &quot;A-&quot;; IF([.Y20]&gt;=0.87; &quot;B+&quot;; IF([.Y20]&gt;=0.84;&quot;B&quot;; IF([.Y20]&gt;=0.8; &quot;B-&quot;; IF([.Y20]&gt;=0.77; &quot;C+&quot;; IF([.Y20]&gt;=0.74;&quot;C&quot;; IF([.Y20]&gt;=0.7; &quot;C-&quot;; IF([.Y20]&gt;=0.67; &quot;D+&quot;; IF([.Y20]&gt;=0.64;&quot;D&quot;; IF([.Y20]&gt;=0.6; &quot;D-&quot;; &quot;F&quot;))))))))))))" office:value-type="string" office:string-value="F" calcext:value-type="string">
            <text:p>F</text:p>
          </table:table-cell>
          <table:table-cell table:style-name="ce17" table:formula="of:=VLOOKUP([.Z20]; [.$AF$2:.$AG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Keegan Shu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5"/>
          <table:table-cell table:style-name="ce8"/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table:style-name="ce7" table:formula="of:=[.K21]/50*0.15 + [.L21]/50*0.15 + [.M21]/100*0.2" office:value-type="float" office:value="0.126" calcext:value-type="float">
            <text:p>0.12600</text:p>
          </table:table-cell>
          <table:table-cell table:number-columns-repeated="4"/>
          <table:table-cell table:style-name="ce5"/>
          <table:table-cell table:number-columns-repeated="5"/>
          <table:table-cell table:style-name="ce15" table:formula="of:=AVERAGE([.Y2:.Y18])" office:value-type="float" office:value="0.122647058823529" calcext:value-type="float">
            <text:p>0.1226470588</text:p>
          </table:table-cell>
          <table:table-cell table:style-name="ce12"/>
          <table:table-cell table:style-name="ce15" table:formula="of:=AVERAGE([.AA2:.AA2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Luke Smith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5"/>
          <table:table-cell table:style-name="ce8"/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table:style-name="ce7" table:formula="of:=[.K22]/50*0.15 + [.L22]/50*0.15 + [.M22]/100*0.2" office:value-type="float" office:value="0.126" calcext:value-type="float">
            <text:p>0.126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youba Swaray</text:p>
          </table:table-cell>
          <table:table-cell office:value-type="string" calcext:value-type="string">
            <text:p>A-</text:p>
          </table:table-cell>
          <table:table-cell table:number-columns-repeated="6"/>
          <table:table-cell table:style-name="ce8"/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table:style-name="ce7" table:formula="of:=[.K23]/50*0.15 + [.L23]/50*0.15 + [.M23]/100*0.2" office:value-type="float" office:value="0.096" calcext:value-type="float">
            <text:p>0.096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erbert Torran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number-columns-repeated="5"/>
          <table:table-cell table:style-name="ce8"/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table:style-name="ce7" table:formula="of:=[.K24]/50*0.15 + [.L24]/50*0.15 + [.M24]/100*0.2" office:value-type="float" office:value="0.117" calcext:value-type="float">
            <text:p>0.11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chael Weisman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8"/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table:style-name="ce7" table:formula="of:=[.K25]/50*0.15 + [.L25]/50*0.15 + [.M25]/100*0.2" office:value-type="float" office:value="0.147" calcext:value-type="float">
            <text:p>0.14700</text:p>
          </table:table-cell>
          <table:table-cell table:number-columns-repeated="1001"/>
        </table:table-row>
        <table:table-row table:style-name="ro1">
          <table:table-cell table:number-columns-repeated="8"/>
          <table:table-cell table:style-name="ce8"/>
          <table:table-cell table:number-columns-repeated="4"/>
          <table:table-cell table:style-name="ce8"/>
          <table:table-cell table:number-columns-repeated="1001"/>
        </table:table-row>
        <table:table-row table:style-name="ro1">
          <table:table-cell table:number-columns-repeated="8"/>
          <table:table-cell table:style-name="ce8"/>
          <table:table-cell/>
          <table:table-cell table:formula="of:=AVERAGE([.K2:.K25])" office:value-type="float" office:value="41.25" calcext:value-type="float">
            <text:p>41.25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formula="of:=AVERAGE([.K3:.K26])/50" office:value-type="float" office:value="0.821739130434783" calcext:value-type="float">
            <text:p>0.8217391304</text:p>
          </table:table-cell>
          <table:table-cell table:number-columns-repeated="1004"/>
        </table:table-row>
        <table:table-row table:style-name="ro1" table:number-rows-repeated="1048547">
          <table:table-cell table:number-columns-repeated="1015"/>
        </table:table-row>
        <table:table-row table:style-name="ro1"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7">00/00/0000</text:date>, <text:time style:data-style-name="N2" text:time-value="10:28:20.4484167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10-07T10:33:05.430743240</dc:date>
    <dc:creator>Gregory Kapfhammer</dc:creator>
    <meta:editing-duration>P5DT22H49M45S</meta:editing-duration>
    <meta:editing-cycles>204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259" meta:object-count="0"/>
  </office:meta>
</office:document-meta>
</file>